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55d7e" officeooo:paragraph-rsid="00b55d7e"/>
    </style:style>
    <style:style style:name="P28" style:family="paragraph" style:parent-style-name="Text_20_body">
      <style:text-properties officeooo:rsid="00bbed39" officeooo:paragraph-rsid="00bbed39"/>
    </style:style>
    <style:style style:name="P29" style:family="paragraph" style:parent-style-name="Text_20_body">
      <style:text-properties officeooo:rsid="00c14325" officeooo:paragraph-rsid="00c27233"/>
    </style:style>
    <style:style style:name="P30" style:family="paragraph" style:parent-style-name="Text_20_body">
      <style:text-properties fo:font-weight="bold" officeooo:rsid="00c14325" officeooo:paragraph-rsid="00c27233" style:font-weight-asian="bold" style:font-weight-complex="bold"/>
    </style:style>
    <style:style style:name="P31" style:family="paragraph" style:parent-style-name="Text_20_body">
      <style:text-properties officeooo:rsid="00c39039" officeooo:paragraph-rsid="00c39039"/>
    </style:style>
    <style:style style:name="P32" style:family="paragraph" style:parent-style-name="Footnote">
      <style:text-properties officeooo:rsid="00370f10" officeooo:paragraph-rsid="00370f10"/>
    </style:style>
    <style:style style:name="P33" style:family="paragraph" style:parent-style-name="Quotations">
      <style:text-properties style:font-name="Courier new1" fo:font-size="10pt" officeooo:rsid="0052a988" officeooo:paragraph-rsid="0052a988" style:font-size-asian="8.75pt" style:font-size-complex="10pt"/>
    </style:style>
    <style:style style:name="P34" style:family="paragraph" style:parent-style-name="Quotations">
      <style:text-properties style:font-name="Courier new1" fo:font-size="10pt" officeooo:rsid="0052a988" officeooo:paragraph-rsid="005c514c" style:font-size-asian="8.75pt" style:font-size-complex="10pt"/>
    </style:style>
    <style:style style:name="P35" style:family="paragraph" style:parent-style-name="Quotations">
      <style:text-properties style:font-name="Courier new1" fo:font-size="10pt" officeooo:rsid="0054436a" officeooo:paragraph-rsid="0054436a" style:font-size-asian="8.75pt" style:font-size-complex="10pt"/>
    </style:style>
    <style:style style:name="P36" style:family="paragraph" style:parent-style-name="Quotations">
      <style:text-properties style:font-name="Courier new1" fo:font-size="10pt" officeooo:rsid="0055789a" officeooo:paragraph-rsid="0055789a" style:font-size-asian="8.75pt" style:font-size-complex="10pt"/>
    </style:style>
    <style:style style:name="P37" style:family="paragraph" style:parent-style-name="Quotations">
      <style:text-properties style:font-name="Courier new1" fo:font-size="10pt" officeooo:rsid="00570cae" officeooo:paragraph-rsid="005c514c" style:font-size-asian="8.75pt" style:font-size-complex="10pt"/>
    </style:style>
    <style:style style:name="P38" style:family="paragraph" style:parent-style-name="Quotations">
      <style:text-properties style:use-window-font-color="true"/>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text-properties fo:color="#000000"/>
    </style:style>
    <style:style style:name="P42" style:family="paragraph" style:parent-style-name="Table_20_Contents">
      <style:text-properties fo:color="#000000" officeooo:rsid="0097997a" officeooo:paragraph-rsid="0097997a"/>
    </style:style>
    <style:style style:name="P43" style:family="paragraph" style:parent-style-name="Table_20_Contents">
      <style:paragraph-properties fo:text-align="justify" style:justify-single-word="false"/>
      <style:text-properties officeooo:rsid="00875d6c" officeooo:paragraph-rsid="00875d6c"/>
    </style:style>
    <style:style style:name="P44" style:family="paragraph" style:parent-style-name="Table_20_Contents">
      <style:paragraph-properties fo:text-align="justify" style:justify-single-word="false"/>
      <style:text-properties officeooo:rsid="0087e7d4" officeooo:paragraph-rsid="0087e7d4"/>
    </style:style>
    <style:style style:name="P45" style:family="paragraph" style:parent-style-name="Table_20_Contents">
      <style:paragraph-properties fo:text-align="justify" style:justify-single-word="false"/>
      <style:text-properties officeooo:rsid="00893190" officeooo:paragraph-rsid="00893190"/>
    </style:style>
    <style:style style:name="P46" style:family="paragraph" style:parent-style-name="Table_20_Contents">
      <style:paragraph-properties fo:text-align="justify" style:justify-single-word="false"/>
      <style:text-properties officeooo:rsid="008cfecb" officeooo:paragraph-rsid="008cfecb"/>
    </style:style>
    <style:style style:name="P47" style:family="paragraph" style:parent-style-name="Table_20_Contents">
      <style:paragraph-properties fo:text-align="justify" style:justify-single-word="false"/>
      <style:text-properties officeooo:rsid="008cfecb" officeooo:paragraph-rsid="009866a6"/>
    </style:style>
    <style:style style:name="P48" style:family="paragraph" style:parent-style-name="Table_20_Contents">
      <style:text-properties officeooo:rsid="008d6562" officeooo:paragraph-rsid="008d6562"/>
    </style:style>
    <style:style style:name="P49" style:family="paragraph" style:parent-style-name="Table_20_Contents">
      <style:paragraph-properties fo:text-align="justify" style:justify-single-word="false"/>
      <style:text-properties officeooo:rsid="008d6562" officeooo:paragraph-rsid="008d6562"/>
    </style:style>
    <style:style style:name="P50" style:family="paragraph" style:parent-style-name="Table_20_Contents">
      <style:paragraph-properties fo:text-align="justify" style:justify-single-word="false"/>
      <style:text-properties officeooo:rsid="008d6562" officeooo:paragraph-rsid="009866a6"/>
    </style:style>
    <style:style style:name="P51" style:family="paragraph" style:parent-style-name="Table_20_Contents">
      <style:paragraph-properties fo:text-align="justify" style:justify-single-word="false"/>
      <style:text-properties officeooo:rsid="007f10fe" officeooo:paragraph-rsid="007f10fe"/>
    </style:style>
    <style:style style:name="P52" style:family="paragraph" style:parent-style-name="Table_20_Contents">
      <style:text-properties officeooo:rsid="00982226" officeooo:paragraph-rsid="00982226"/>
    </style:style>
    <style:style style:name="P53" style:family="paragraph" style:parent-style-name="Table_20_Contents">
      <style:text-properties officeooo:paragraph-rsid="009866a6"/>
    </style:style>
    <style:style style:name="P54" style:family="paragraph" style:parent-style-name="Table_20_Contents">
      <style:text-properties officeooo:rsid="009866a6" officeooo:paragraph-rsid="009866a6"/>
    </style:style>
    <style:style style:name="P55" style:family="paragraph" style:parent-style-name="Table_20_Contents">
      <style:paragraph-properties fo:text-align="justify" style:justify-single-word="false"/>
    </style:style>
    <style:style style:name="P56" style:family="paragraph" style:parent-style-name="Table_20_Contents">
      <style:paragraph-properties fo:text-align="justify" style:justify-single-word="false"/>
      <style:text-properties officeooo:rsid="00a61b6d" officeooo:paragraph-rsid="00a61b6d"/>
    </style:style>
    <style:style style:name="P57" style:family="paragraph" style:parent-style-name="Table_20_Contents">
      <style:text-properties officeooo:rsid="00370f10"/>
    </style:style>
    <style:style style:name="P58" style:family="paragraph" style:parent-style-name="Table_20_Contents">
      <style:paragraph-properties fo:text-align="justify" style:justify-single-word="false"/>
      <style:text-properties officeooo:rsid="00ab323f" officeooo:paragraph-rsid="00ab323f"/>
    </style:style>
    <style:style style:name="P59" style:family="paragraph" style:parent-style-name="Table_20_Contents">
      <style:text-properties style:use-window-font-color="true"/>
    </style:style>
    <style:style style:name="P60" style:family="paragraph" style:parent-style-name="Table_20_Contents">
      <style:paragraph-properties fo:text-align="justify" style:justify-single-word="false"/>
      <style:text-properties officeooo:rsid="00ad2cd2" officeooo:paragraph-rsid="00ad2cd2"/>
    </style:style>
    <style:style style:name="P61" style:family="paragraph" style:parent-style-name="Table_20_Contents">
      <style:paragraph-properties fo:text-align="justify" style:justify-single-word="false"/>
      <style:text-properties officeooo:rsid="00ae7e7b" officeooo:paragraph-rsid="00ae7e7b"/>
    </style:style>
    <style:style style:name="P62" style:family="paragraph" style:parent-style-name="Table_20_Contents">
      <style:paragraph-properties fo:text-align="justify" style:justify-single-word="false"/>
      <style:text-properties officeooo:rsid="00bbed39" officeooo:paragraph-rsid="00bbed39"/>
    </style:style>
    <style:style style:name="P63" style:family="paragraph" style:parent-style-name="Text_20_body" style:list-style-name="L1">
      <style:text-properties officeooo:rsid="0081cd96" officeooo:paragraph-rsid="0081cd96"/>
    </style:style>
    <style:style style:name="P64" style:family="paragraph" style:parent-style-name="Text_20_body" style:list-style-name="L2">
      <style:paragraph-properties fo:text-align="justify" style:justify-single-word="false"/>
      <style:text-properties officeooo:rsid="0078cb9a" officeooo:paragraph-rsid="0078aaf8"/>
    </style:style>
    <style:style style:name="P65" style:family="paragraph" style:parent-style-name="Text_20_body" style:list-style-name="L2">
      <style:paragraph-properties fo:text-align="justify" style:justify-single-word="false"/>
      <style:text-properties officeooo:rsid="0078cb9a" officeooo:paragraph-rsid="0078cb9a"/>
    </style:style>
    <style:style style:name="P66" style:family="paragraph" style:parent-style-name="Heading_20_3">
      <style:text-properties officeooo:rsid="00630e45" officeooo:paragraph-rsid="00630e45"/>
    </style:style>
    <style:style style:name="P67" style:family="paragraph" style:parent-style-name="Heading_20_3">
      <style:text-properties officeooo:rsid="00790917" officeooo:paragraph-rsid="00790917"/>
    </style:style>
    <style:style style:name="P68" style:family="paragraph" style:parent-style-name="Heading_20_3">
      <style:text-properties officeooo:rsid="0095d81b" officeooo:paragraph-rsid="0095d81b"/>
    </style:style>
    <style:style style:name="P69" style:family="paragraph" style:parent-style-name="Heading_20_3">
      <style:text-properties officeooo:rsid="00a12adb" officeooo:paragraph-rsid="00a12adb"/>
    </style:style>
    <style:style style:name="P70" style:family="paragraph" style:parent-style-name="Heading_20_3">
      <style:text-properties officeooo:rsid="0076f1bd"/>
    </style:style>
    <style:style style:name="P71" style:family="paragraph" style:parent-style-name="Heading_20_1">
      <style:paragraph-properties fo:text-align="justify" style:justify-single-word="false"/>
      <style:text-properties officeooo:rsid="0011d9bf" officeooo:paragraph-rsid="0011d9bf"/>
    </style:style>
    <style:style style:name="P72" style:family="paragraph" style:parent-style-name="Heading_20_1">
      <style:paragraph-properties fo:text-align="justify" style:justify-single-word="false"/>
      <style:text-properties officeooo:rsid="0015d6e3" officeooo:paragraph-rsid="001581d0"/>
    </style:style>
    <style:style style:name="P73" style:family="paragraph" style:parent-style-name="Heading_20_1">
      <style:text-properties officeooo:rsid="00ab323f" officeooo:paragraph-rsid="00ab323f"/>
    </style:style>
    <style:style style:name="P74" style:family="paragraph" style:parent-style-name="Heading_20_2">
      <style:text-properties officeooo:rsid="0020d6bb" officeooo:paragraph-rsid="0020d6bb"/>
    </style:style>
    <style:style style:name="P75" style:family="paragraph" style:parent-style-name="Heading_20_2">
      <style:paragraph-properties fo:text-align="justify" style:justify-single-word="false"/>
      <style:text-properties officeooo:rsid="001581d0" officeooo:paragraph-rsid="00893190"/>
    </style:style>
    <style:style style:name="P76" style:family="paragraph" style:parent-style-name="Heading_20_2">
      <style:paragraph-properties fo:text-align="justify" style:justify-single-word="false"/>
      <style:text-properties officeooo:rsid="0048bff3" officeooo:paragraph-rsid="0048bff3"/>
    </style:style>
    <style:style style:name="P77" style:family="paragraph" style:parent-style-name="Heading_20_2">
      <style:paragraph-properties fo:text-align="justify" style:justify-single-word="false"/>
      <style:text-properties officeooo:rsid="0075a225" officeooo:paragraph-rsid="0075a225"/>
    </style:style>
    <style:style style:name="P78" style:family="paragraph" style:parent-style-name="Heading_20_2">
      <style:text-properties officeooo:rsid="0098b770" officeooo:paragraph-rsid="0098b770"/>
    </style:style>
    <style:style style:name="P79" style:family="paragraph" style:parent-style-name="Heading_20_2">
      <style:text-properties officeooo:rsid="009c0dae" officeooo:paragraph-rsid="009c0dae"/>
    </style:style>
    <style:style style:name="P80" style:family="paragraph" style:parent-style-name="Heading_20_2">
      <style:text-properties officeooo:rsid="007409e9" officeooo:paragraph-rsid="007409e9"/>
    </style:style>
    <style:style style:name="P81" style:family="paragraph" style:parent-style-name="Heading_20_2">
      <style:text-properties officeooo:rsid="00c14325" officeooo:paragraph-rsid="00c27233"/>
    </style:style>
    <style:style style:name="P82" style:family="paragraph" style:parent-style-name="Heading_20_2">
      <style:text-properties officeooo:rsid="00b41719" officeooo:paragraph-rsid="00b41719"/>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officeooo:rsid="0054436a"/>
    </style:style>
    <style:style style:name="T23" style:family="text">
      <style:text-properties officeooo:rsid="00570cae"/>
    </style:style>
    <style:style style:name="T24" style:family="text">
      <style:text-properties officeooo:rsid="0058b325"/>
    </style:style>
    <style:style style:name="T25" style:family="text">
      <style:text-properties officeooo:rsid="005a9a7a"/>
    </style:style>
    <style:style style:name="T26" style:family="text">
      <style:text-properties officeooo:rsid="005c514c"/>
    </style:style>
    <style:style style:name="T27" style:family="text">
      <style:text-properties officeooo:rsid="0062bee0"/>
    </style:style>
    <style:style style:name="T28" style:family="text">
      <style:text-properties officeooo:rsid="0077ac25"/>
    </style:style>
    <style:style style:name="T29" style:family="text">
      <style:text-properties officeooo:rsid="0082e4f8"/>
    </style:style>
    <style:style style:name="T30" style:family="text">
      <style:text-properties officeooo:rsid="008cfecb"/>
    </style:style>
    <style:style style:name="T31" style:family="text">
      <style:text-properties officeooo:rsid="00982226"/>
    </style:style>
    <style:style style:name="T32" style:family="text">
      <style:text-properties officeooo:rsid="009866a6"/>
    </style:style>
    <style:style style:name="T33" style:family="text">
      <style:text-properties officeooo:rsid="00a2b92d"/>
    </style:style>
    <style:style style:name="T34" style:family="text">
      <style:text-properties officeooo:rsid="00a43d0d"/>
    </style:style>
    <style:style style:name="T35" style:family="text">
      <style:text-properties officeooo:rsid="0018dad8"/>
    </style:style>
    <style:style style:name="T36" style:family="text">
      <style:text-properties officeooo:rsid="00a8ce15"/>
    </style:style>
    <style:style style:name="T37" style:family="text">
      <style:text-properties officeooo:rsid="00ad2cd2"/>
    </style:style>
    <style:style style:name="T38" style:family="text">
      <style:text-properties officeooo:rsid="00b04c56"/>
    </style:style>
    <style:style style:name="T39" style:family="text">
      <style:text-properties officeooo:rsid="00b2ca07"/>
    </style:style>
    <style:style style:name="T40" style:family="text">
      <style:text-properties officeooo:rsid="00b42cf1"/>
    </style:style>
    <style:style style:name="T41" style:family="text">
      <style:text-properties officeooo:rsid="00b55d7e"/>
    </style:style>
    <style:style style:name="T42" style:family="text">
      <style:text-properties officeooo:rsid="00b6eb9f"/>
    </style:style>
    <style:style style:name="T43" style:family="text">
      <style:text-properties officeooo:rsid="00b8c748"/>
    </style:style>
    <style:style style:name="T44" style:family="text">
      <style:text-properties officeooo:rsid="00ba75a1"/>
    </style:style>
    <style:style style:name="T45" style:family="text">
      <style:text-properties officeooo:rsid="00bc8180"/>
    </style:style>
    <style:style style:name="T46" style:family="text">
      <style:text-properties officeooo:rsid="00bdc551"/>
    </style:style>
    <style:style style:name="T47" style:family="text">
      <style:text-properties officeooo:rsid="00becc69"/>
    </style:style>
    <style:style style:name="T48" style:family="text">
      <style:text-properties officeooo:rsid="00c04eb2"/>
    </style:style>
    <style:style style:name="T49" style:family="text">
      <style:text-properties officeooo:rsid="00c14325"/>
    </style:style>
    <style:style style:name="T50" style:family="text">
      <style:text-properties officeooo:rsid="00c39039"/>
    </style:style>
    <style:style style:name="T51" style:family="text">
      <style:text-properties officeooo:rsid="00c56f41"/>
    </style:style>
    <style:style style:name="T52" style:family="text">
      <style:text-properties officeooo:rsid="00c7a7f7"/>
    </style:style>
    <style:style style:name="T53" style:family="text">
      <style:text-properties officeooo:rsid="00c97c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Introduction.</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28">at</text:span> now, the code seems able to fit inside smaller tiny MCUs, the development will target "tiny 84/85" <text:span text:style-name="T9">MCUs</text:span>.</text:p>
      <text:p text:style-name="P16">The actual state of art is very minimal; it try to cover timing and SPI communication (TWI should be better).</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74" text:outline-level="2">Pre-requirements.</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1233555087960662194" text:style-name="L1">
        <text:list-item>
          <text:p text:style-name="P63">A PC or something similar :)</text:p>
        </text:list-item>
        <text:list-item>
          <text:p text:style-name="P63">The avr-gcc compiler and tools (this software may be found in the Arduino suite).</text:p>
        </text:list-item>
        <text:list-item>
          <text:p text:style-name="P63">Something to program the MCU flash. You may use Atmel specific products. I use the SW ArduinoISP running on an Arduino Atmega 2560 board. The make<text:span text:style-name="T40">files</text:span> in this project has a rule (rom) to program MCU flash using avr-dude with the setting needing to use ArduinoISP.</text:p>
        </text:list-item>
      </text:list>
      <text:h text:style-name="P72" text:outline-level="1">SW Modules.</text:h>
      <text:p text:style-name="P3">The SW is managed in a project directory that contains all the files needed to compile some small applications. <text:span text:style-name="T28">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29">include-</text:span>files describing the hardware registers and relevant settings.</text:p>
      <text:p text:style-name="P4">Most of the macros which describe registers and settings have names fitting those in the Atmel MCU documentation.</text:p>
      <text:p text:style-name="P4"><text:soft-page-break/>The <text:span text:style-name="T29">make</text:span>file to make the application<text:span text:style-name="T6">s</text:span> are in subdirectories, located under the ./ path, named as the application which will be compiled using the make program inside them.</text:p>
      <text:h text:style-name="P75"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76" text:outline-level="2">Timer module (attimer.cpp)</text:h>
      <text:p text:style-name="P10">The attimer.cpp C++ code is the time module. It manages a timer-counter to generate a 64 bits time expressed in usec with the resolution specified by the TTICK_us macro (attimerdefs.h). The only way to change the resolution is to modify the timer-counter clock-divisor (TCLK_DIV macro in the file attimerdefs.h) taking in account that the maximum tick the TTICK_us macro may represent is 1 usec.</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43">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43">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43">This method returns the time elapsed since the begin (or reset) method initialized the HW. This time is expressed in usec (64 bits).</text:p>
          </table:table-cell>
        </table:table-row>
        <table:table-row>
          <table:table-cell table:style-name="Table4.A1" office:value-type="string">
            <text:p text:style-name="Table_20_Contents">udelay</text:p>
          </table:table-cell>
          <table:table-cell table:style-name="Table4.A1" office:value-type="string">
            <text:p text:style-name="P44">This method waits a numbers of usec. The wait-time shall be rounded taking in account the value of the TTICK_us macro</text:p>
          </table:table-cell>
        </table:table-row>
        <table:table-row>
          <table:table-cell table:style-name="Table4.A1" office:value-type="string">
            <text:p text:style-name="P41">time</text:p>
          </table:table-cell>
          <table:table-cell table:style-name="Table4.A1" office:value-type="string">
            <text:p text:style-name="P45">This method returns the time elapsed since the begin (or reset) method was called. This time is expressed in usec (64 bits). Calling this method for the first instance of the ATTimer class has the same result of the method baseTime().</text:p>
          </table:table-cell>
        </table:table-row>
      </table:table>
      <text:p text:style-name="P8"/>
      <text:p text:style-name="P8">E.G.: <text:span text:style-name="T27">This code is “real-time” if the “Do something” actions have a duration of maximum 200 usec.</text:span></text:p>
      <text:p text:style-name="P38">#include "<text:span text:style-name="T24">include/</text:span>inithw.h"</text:p>
      <text:p text:style-name="P38">#include "attimer.h"</text:p>
      <text:p text:style-name="P36">#include <text:span text:style-name="T17">"</text:span><text:span text:style-name="T20">include/</text:span>h_types.h<text:span text:style-name="T17">"</text:span></text:p>
      <text:p text:style-name="P36"/>
      <text:p text:style-name="P33"><text:span text:style-name="T25">ATT</text:span>imer timer();</text:p>
      <text:p text:style-name="P33">void main(void) <text:span text:style-name="T22">{</text:span></text:p>
      <text:p text:style-name="P33"><text:tab/><text:span text:style-name="T23">uint64_t t0,t1,t2,t3;</text:span></text:p>
      <text:p text:style-name="P33"/>
      <text:p text:style-name="P33"><text:tab/><text:span text:style-name="T22">inithw();</text:span></text:p>
      <text:p text:style-name="P33"><text:tab/><text:span text:style-name="T22">timer.begin();</text:span></text:p>
      <text:p text:style-name="P33"><text:tab/></text:p>
      <text:p text:style-name="P33"><text:tab/><text:span text:style-name="T26">t3=t2=t1=baseTime();</text:span></text:p>
      <text:p text:style-name="P33"><text:tab/><text:span text:style-name="T22">for(;;) {</text:span></text:p>
      <text:p text:style-name="P33"><text:tab/><text:tab/><text:span text:style-name="T23">t0=timer.baseTime();</text:span></text:p>
      <text:p text:style-name="P33"><text:soft-page-break/></text:p>
      <text:p text:style-name="P33"><text:tab/><text:tab/><text:span text:style-name="T23">if (t0-t1&gt;=_Sec(1)) {</text:span></text:p>
      <text:p text:style-name="P33"><text:tab/><text:tab/><text:tab/>//<text:span text:style-name="T23">Do something every second!</text:span></text:p>
      <text:p text:style-name="P33"><text:tab/><text:tab/><text:tab/><text:span text:style-name="T23">t1=timer.baseTime();</text:span></text:p>
      <text:p text:style-name="P33"><text:tab/><text:tab/><text:span text:style-name="T23">}</text:span></text:p>
      <text:p text:style-name="P33"/>
      <text:p text:style-name="P34"><text:tab/><text:tab/><text:span text:style-name="T23">if (t0-t2&gt;=_mSec(100)) {</text:span></text:p>
      <text:p text:style-name="P34"><text:tab/><text:tab/><text:tab/>//<text:span text:style-name="T23">Do something every 100 msec!</text:span></text:p>
      <text:p text:style-name="P34"><text:tab/><text:tab/><text:tab/><text:span text:style-name="T23">t2=timer.baseTime();</text:span></text:p>
      <text:p text:style-name="P34"><text:tab/><text:tab/><text:span text:style-name="T23">}</text:span></text:p>
      <text:p text:style-name="P34"/>
      <text:p text:style-name="P37"><text:tab/><text:tab/>if (t0-t3&gt;=_uSec(300)) {</text:p>
      <text:p text:style-name="P34"><text:tab/><text:tab/><text:tab/>//<text:span text:style-name="T23">Do something every 300 usec!</text:span></text:p>
      <text:p text:style-name="P34"><text:tab/><text:tab/><text:tab/><text:span text:style-name="T23">t3=timer.baseTime();</text:span></text:p>
      <text:p text:style-name="P34"><text:tab/><text:tab/><text:span text:style-name="T23">}</text:span></text:p>
      <text:p text:style-name="P33"/>
      <text:p text:style-name="P33"><text:tab/><text:tab/><text:span text:style-name="T23">udelay(_uSec(100));</text:span></text:p>
      <text:p text:style-name="P35"><text:tab/>}</text:p>
      <text:p text:style-name="P35">}</text:p>
      <text:h text:style-name="P66"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77" text:outline-level="2">SPI Module (spi.cpp)</text:h>
      <text:p text:style-name="P12">This module allows SPI master and slave communications. For now only mode 0 is implemented (I.E.: Data are sampled on the clock signal (SCK) rising edge and the clock signal is active-high).</text:p>
      <text:p text:style-name="P12">This module has the following characteristics:</text:p>
      <text:list xml:id="list2715858314834488559" text:style-name="L2">
        <text:list-item>
          <text:p text:style-name="P64">The use of two circular buffers: one to receive data and one to keep the data to transmit.</text:p>
        </text:list-item>
        <text:list-item>
          <text:p text:style-name="P65">The use of SPI counter overflow interrupt to receive data when slave mode is selected.</text:p>
        </text:list-item>
        <text:list-item>
          <text:p text:style-name="P65">The use of polling to manage master communications.</text:p>
        </text:list-item>
        <text:list-item>
          <text:p text:style-name="P65">The capability to disconnect the SO (slave output) pin by means of a specific method when in slave mode.</text:p>
        </text:list-item>
        <text:list-item>
          <text:p text:style-name="P65">The capability to manage a protocol which allows to recognize the data validity (IE: The protocol is able to understand if 0xFF or 0x00 are data or not) and which slave is required to reply the master answers.</text:p>
        </text:list-item>
      </text:list>
      <text:h text:style-name="P67" text:outline-level="3"><text:soft-page-break/>Base m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51">This <text:span text:style-name="T30">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46">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51">This <text:span text:style-name="T30">method</text:span> disable<text:span text:style-name="T30">s</text:span>/enable<text:span text:style-name="T30">s</text:span> the output pin.</text:p>
          </table:table-cell>
        </table:table-row>
        <table:table-row>
          <table:table-cell table:style-name="Table5.A1" office:value-type="string">
            <text:p text:style-name="P41">getRcvdData</text:p>
          </table:table-cell>
          <table:table-cell table:style-name="Table5.A1" office:value-type="string">
            <text:p text:style-name="P46">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46">This method takes a single byte from the receiver buffer.</text:p>
          </table:table-cell>
        </table:table-row>
        <table:table-row>
          <table:table-cell table:style-name="Table5.A1" office:value-type="string">
            <text:p text:style-name="P41">getRcvdDataSize</text:p>
          </table:table-cell>
          <table:table-cell table:style-name="Table5.A1" office:value-type="string">
            <text:p text:style-name="P46">This method returns the number of byte in the receiver buffer.</text:p>
          </table:table-cell>
        </table:table-row>
        <table:table-row>
          <table:table-cell table:style-name="Table5.A1" office:value-type="string">
            <text:p text:style-name="P41">setData2Xmit</text:p>
          </table:table-cell>
          <table:table-cell table:style-name="Table5.A1" office:value-type="string">
            <text:p text:style-name="P49">This method puts bytes (and types) in the transmission buffer.</text:p>
          </table:table-cell>
        </table:table-row>
        <table:table-row>
          <table:table-cell table:style-name="Table5.A1" office:value-type="string">
            <text:p text:style-name="P41">setByte2Xmit</text:p>
          </table:table-cell>
          <table:table-cell table:style-name="Table5.A1" office:value-type="string">
            <text:p text:style-name="P49">This method puts a single byte in the transmission buffer.</text:p>
          </table:table-cell>
        </table:table-row>
        <table:table-row>
          <table:table-cell table:style-name="Table5.A1" office:value-type="string">
            <text:p text:style-name="P41">get2XmitDataSize</text:p>
          </table:table-cell>
          <table:table-cell table:style-name="Table5.A1" office:value-type="string">
            <text:p text:style-name="P48">This method returns the number of byte in the transmission buffer.</text:p>
          </table:table-cell>
        </table:table-row>
        <table:table-row>
          <table:table-cell table:style-name="Table5.A1" office:value-type="string">
            <text:p text:style-name="P42">sendMaster</text:p>
          </table:table-cell>
          <table:table-cell table:style-name="Table5.A1" office:value-type="string">
            <text:p text:style-name="P52">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68" text:outline-level="3">Method for the protocol.</text:h>
      <text:p text:style-name="P20">The method <text:span text:style-name="T31">(in addition to what above specified) </text:span>implemented to use the protocol are the following:</text:p>
      <table:table table:name="Table6" table:style-name="Table6">
        <table:table-column table:style-name="Table6.A"/>
        <table:table-column table:style-name="Table6.B"/>
        <table:table-row>
          <table:table-cell table:style-name="Table6.A1" office:value-type="string">
            <text:p text:style-name="Table_20_Contents">enhancedSetData2Xmit</text:p>
          </table:table-cell>
          <table:table-cell table:style-name="Table6.A1" office:value-type="string">
            <text:p text:style-name="P50">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47">This method takes bytes (and types) from the receiver buffer.</text:p>
          </table:table-cell>
        </table:table-row>
        <table:table-row>
          <table:table-cell table:style-name="Table6.A1" office:value-type="string">
            <text:p text:style-name="Table_20_Contents"><text:span text:style-name="T32">m</text:span>asterSetActiveSlave2Xmit</text:p>
          </table:table-cell>
          <table:table-cell table:style-name="Table6.A1" office:value-type="string">
            <text:p text:style-name="P54">This method sets the activation code that a master will be sent to <text:soft-page-break/>activate a slave.</text:p>
          </table:table-cell>
        </table:table-row>
        <table:table-row>
          <table:table-cell table:style-name="Table6.A1" office:value-type="string">
            <text:p text:style-name="P53">activeSlave</text:p>
          </table:table-cell>
          <table:table-cell table:style-name="Table6.A1" office:value-type="string">
            <text:p text:style-name="P54">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54">This method allows the slave to disconnect its output from the communication buffer.</text:p>
          </table:table-cell>
        </table:table-row>
      </table:table>
      <text:p text:style-name="P20"/>
      <text:h text:style-name="P69" text:outline-level="3">Remarks.</text:h>
      <text:p text:style-name="P24"><text:span text:style-name="T33">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4">(and over I think)</text:span>, but it need a delay of at least 10 usec after each received byte. This means the master may transmit at a speed of 1 Mbit/sec, but <text:span text:style-name="T34">it </text:span>has to insert a delay of at least 10 usec before send<text:span text:style-name="T34">ing</text:span> another character.</text:p>
      <text:h text:style-name="P78" text:outline-level="2">Circular buffer module (circbuff.cpp)</text:h>
      <text:p text:style-name="P21">This module implements a circular buffer class.</text:p>
      <text:h text:style-name="P79"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6">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80" text:outline-level="2">Include files.</text:h>
      <text:h text:style-name="P70"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oft-page-break/><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39">AT Tiny 85 </text:p>
          </table:table-cell>
          <table:table-cell table:style-name="Table2.A1" office:value-type="string">
            <text:p text:style-name="P40">16 M<text:span text:style-name="T10">H</text:span>z</text:p>
          </table:table-cell>
          <table:table-cell table:style-name="Table2.A1" office:value-type="string">
            <text:p text:style-name="P40">lfuse:0xE<text:span text:style-name="T8">1</text:span> hfuse:0xdf efuse:0xff</text:p>
          </table:table-cell>
        </table:table-row>
        <table:table-row>
          <table:table-cell table:style-name="Table2.A1" office:value-type="string">
            <text:p text:style-name="P39">AT Tiny 84 </text:p>
          </table:table-cell>
          <table:table-cell table:style-name="Table2.A1" office:value-type="string">
            <text:p text:style-name="P40">8 MHz</text:p>
          </table:table-cell>
          <table:table-cell table:style-name="Table2.A1" office:value-type="string">
            <text:p text:style-name="P40">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57">regadc.h</text:p>
          </table:table-cell>
          <table:table-cell table:style-name="Table1.A1" office:value-type="string">
            <text:p text:style-name="Table_20_Contents">ADC (Analog to Digital converters)<text:note text:id="ftn1" text:note-class="footnote"><text:note-citation>1</text:note-citation><text:note-body><text:p text:style-name="P32">To be developed – (The next step I hope do develop)</text:p></text:note-body></text:note></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56">bits.h</text:p>
          </table:table-cell>
          <table:table-cell table:style-name="Table3.A1" office:value-type="string">
            <text:p text:style-name="P55"/>
          </table:table-cell>
        </table:table-row>
        <table:table-row>
          <table:table-cell table:style-name="Table3.A1" office:value-type="string">
            <text:p text:style-name="P56">h_types.h</text:p>
          </table:table-cell>
          <table:table-cell table:style-name="Table3.A1" office:value-type="string">
            <text:p text:style-name="P55"/>
          </table:table-cell>
        </table:table-row>
        <table:table-row>
          <table:table-cell table:style-name="Table3.A1" office:value-type="string">
            <text:p text:style-name="Table_20_Contents"><text:span text:style-name="T35">inithw</text:span>.h</text:p>
          </table:table-cell>
          <table:table-cell table:style-name="Table3.A1" office:value-type="string">
            <text:p text:style-name="P55"/>
          </table:table-cell>
        </table:table-row>
      </table:table>
      <text:h text:style-name="P73" text:outline-level="1">Examples.</text:h>
      <text:h text:style-name="P81" text:outline-level="2">Make rules.</text:h>
      <text:p text:style-name="P30">#make all</text:p>
      <text:p text:style-name="P29">This compile<text:span text:style-name="T50">s</text:span> the code.</text:p>
      <text:p text:style-name="P30">#make rom</text:p>
      <text:p text:style-name="P29">This send<text:span text:style-name="T50">s</text:span> the code in the <text:span text:style-name="T52">flash memory</text:span> of the MCU (using as programmer an “Arduino as ISP”).</text:p>
      <text:p text:style-name="P30">#make clock</text:p>
      <text:p text:style-name="P29">This set<text:span text:style-name="T50">s</text:span> the MCU fuses to have the required timing (using as programmer an “Arduino as ISP”).</text:p>
      <text:h text:style-name="P82" text:outline-level="2">sblk85.cpp</text:h>
      <text:p text:style-name="P25">The module sblk8<text:span text:style-name="T47">5</text:span>.cpp is an example (for now the only. I apologize!!!). It starts with an output <text:s/>signal that blinks with period of 2 seconds high and 2 seconds low. On the AT Tiny 85 is used <text:span text:style-name="T39">the pin</text:span> B4, on the AT Tiny 84 is used <text:span text:style-name="T39">the pin</text:span> B2. The software is configured as SPI slave and is able to receive <text:soft-page-break/>simple command<text:span text:style-name="T43">s</text:span> that are <text:span text:style-name="T39">the following</text:span>:</text:p>
      <table:table table:name="Table7" table:style-name="Table7">
        <table:table-column table:style-name="Table7.A"/>
        <table:table-column table:style-name="Table7.B"/>
        <table:table-row>
          <table:table-cell table:style-name="Table7.A1" office:value-type="string">
            <text:p text:style-name="P58">t#</text:p>
          </table:table-cell>
          <table:table-cell table:style-name="Table7.B1" office:value-type="string">
            <text:p text:style-name="P58"><text:span text:style-name="T37">This command r</text:span>eturns information about the MCU timing. </text:p>
            <text:p text:style-name="P60"/>
            <text:p text:style-name="P60">t xx yy zzzz OK (each char is a byte)</text:p>
            <text:p text:style-name="P60"/>
            <text:p text:style-name="P60">Where: xx is the MCU tick in tenth of nanosecond, yy is the timer resolution in microsecond<text:span text:style-name="T44">s</text:span>, zzzz is the time, <text:span text:style-name="T44">in microsecondes,</text:span> elapsed from the timer activation <text:span text:style-name="T42">(the low 4 byte – the time is 8 byte)</text:span>.</text:p>
            <text:p text:style-name="P60"><text:s/></text:p>
            <text:p text:style-name="P60">The MCU generates the output data using this code:</text:p>
            <text:p text:style-name="P59">spi.setData2Xmit((uint16_t)TICK_ns_10th);</text:p>
            <text:p text:style-name="P59">spi.setData2Xmit((uint16_t)timer.uTick());</text:p>
            <text:p text:style-name="P59">spi.setData2Xmit((uint32_t)timer.baseTime());</text:p>
            <text:p text:style-name="P59"/>
          </table:table-cell>
        </table:table-row>
        <table:table-row>
          <table:table-cell table:style-name="Table7.A2" office:value-type="string">
            <text:p text:style-name="P58">blttnnnnn#</text:p>
          </table:table-cell>
          <table:table-cell table:style-name="Table7.B2" office:value-type="string">
            <text:p text:style-name="P61">This command obtains the signal specified by l blinks tt times with a period of nnnnn milliseconds.</text:p>
            <text:p text:style-name="P61"/>
            <text:p text:style-name="P61">l may be 1 or 0 for the AT Tiny 84 (for the AT Tiny 85 is the same). On the tiny 84 1 means to send the signal on <text:span text:style-name="T38">the pin B0, 0 means to send the signal on the pin B2. On the Tiny 85 is used only the pin B4.</text:span></text:p>
          </table:table-cell>
        </table:table-row>
        <table:table-row>
          <table:table-cell table:style-name="Table7.A2" office:value-type="string">
            <text:p text:style-name="P58">lnnnnnnnn#</text:p>
          </table:table-cell>
          <table:table-cell table:style-name="Table7.B2" office:value-type="string">
            <text:p text:style-name="P62">This command changes the time for which the signal B2 (AT Tiny 84) - or B4 (AT Tiny 85) - is alternatively high or low.</text:p>
          </table:table-cell>
        </table:table-row>
      </table:table>
      <text:p text:style-name="P31">If the received data are not correct the SW replies with 3 bytes “<text:span text:style-name="T51">x?y” where x is the first byte received as command and y is an error code, ? Is ? :)</text:span></text:p>
      <text:h text:style-name="Heading_20_2" text:outline-level="2">How to make the example.</text:h>
      <text:p text:style-name="P26">To compile <text:span text:style-name="T49">the</text:span> example go in the directory project/sblk8<text:span text:style-name="T48">5</text:span> and type: </text:p>
      <text:p text:style-name="P26">#make all &lt;enter&gt;</text:p>
      <text:p text:style-name="P26">To upload the MCU you may use:</text:p>
      <text:p text:style-name="P26">#make rom &lt;enter&gt; </text:p>
      <text:p text:style-name="P26">(see the paragraph Pre-requirements)</text:p>
      <text:p text:style-name="P26">To compile for the AT Tiny 8<text:span text:style-name="T46">4</text:span> you <text:span text:style-name="T41">have</text:span> to set the CPU before to execute make:</text:p>
      <text:p text:style-name="P26">#export CPU=tiny8<text:span text:style-name="T46">4</text:span> </text:p>
      <text:p text:style-name="P27">then:</text:p>
      <text:p text:style-name="P27">#make all</text:p>
      <text:p text:style-name="P27">If you want the MCU uses the timer-counter 0 instead the timer counter 1 you have to specify this:</text:p>
      <text:p text:style-name="P27">#export DEFS=<text:span text:style-name="T28">-DWATCH_IS_TIMER0</text:span></text:p>
      <text:p text:style-name="P27">then:</text:p>
      <text:p text:style-name="P27"><text:soft-page-break/>#make all</text:p>
      <text:p text:style-name="P28">When you <text:span text:style-name="T45">change</text:span> configurations <text:span text:style-name="T45">you have to </text:span>remember to execute:</text:p>
      <text:p text:style-name="P28">#make clean</text:p>
      <text:p text:style-name="P28">before recompile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3-27T19:26:57.381781056</dc:date>
    <meta:editing-duration>PT18H27M13S</meta:editing-duration>
    <meta:editing-cycles>158</meta:editing-cycles>
    <meta:generator>LibreOffice/4.2.7.2$Linux_X86_64 LibreOffice_project/420m0$Build-2</meta:generator>
    <meta:document-statistic meta:table-count="7" meta:image-count="0" meta:object-count="0" meta:page-count="8" meta:paragraph-count="189" meta:word-count="2255" meta:character-count="13432" meta:non-whitespace-character-count="11333"/>
  </office:meta>
</office:document-meta>
</file>